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c5a" officeooo:paragraph-rsid="0005fc5a"/>
    </style:style>
    <style:style style:name="P2" style:family="paragraph" style:parent-style-name="Standard" style:list-style-name="L1">
      <style:text-properties officeooo:rsid="0005fc5a" officeooo:paragraph-rsid="0005fc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list xml:id="list7965520304346686115" text:style-name="L1">
        <text:list-item>
          <text:p text:style-name="P2">Einleitung (Motivation, biologischer Hintergrund, Related Works, Abgrenzung…)</text:p>
        </text:list-item>
        <text:list-item>
          <text:p text:style-name="P2">Methods</text:p>
          <text:list>
            <text:list-item>
              <text:p text:style-name="P2">Software Architektur</text:p>
            </text:list-item>
            <text:list-item>
              <text:p text:style-name="P2">Algorithmus</text:p>
            </text:list-item>
            <text:list-item>
              <text:p text:style-name="P2">Optimierung</text:p>
            </text:list-item>
            <text:list-item>
              <text:p text:style-name="P2">Testdaten annotieren (real, synthetisch)</text:p>
            </text:list-item>
          </text:list>
        </text:list-item>
        <text:list-item>
          <text:p text:style-name="P2">Results</text:p>
          <text:list>
            <text:list-item>
              <text:p text:style-name="P2">Validation</text:p>
            </text:list-item>
            <text:list-item>
              <text:p text:style-name="P2">Biologische Aussagekraft</text:p>
            </text:list-item>
          </text:list>
        </text:list-item>
        <text:list-item>
          <text:p text:style-name="P2">Discussion</text:p>
        </text:list-item>
        <text:list-item>
          <text:p text:style-name="P2">Outloo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6:26:56.240279393</meta:creation-date>
    <dc:date>2016-06-07T16:50:16.769376423</dc:date>
    <meta:editing-duration>PT19M51S</meta:editing-duration>
    <meta:editing-cycles>1</meta:editing-cycles>
    <meta:document-statistic meta:table-count="0" meta:image-count="0" meta:object-count="0" meta:page-count="1" meta:paragraph-count="12" meta:word-count="34" meta:character-count="254" meta:non-whitespace-character-count="243"/>
    <meta:generator>LibreOffice/5.0.5.2$Linux_X86_64 LibreOffice_project/00m0$Build-2</meta:generator>
  </office:meta>
</office:document-meta>
</file>